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6.071cm"/>
    </style:style>
    <style:style style:name="co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sting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ce9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office:value-type="string" calcext:value-type="string">
            <text:p>13.11.21, 00:37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8" office:value-type="string" calcext:value-type="string">
            <text:p>Ablehnend</text:p>
          </table:table-cell>
          <table:table-cell table:style-name="ce7" office:value-type="string" calcext:value-type="string">
            <text:p>Bezug Faktencheck</text:p>
          </table:table-cell>
          <table:table-cell table:style-name="ce11" office:value-type="string" calcext:value-type="string">
            <text:p>Neutral / nicht eindeutig zuweisbar</text:p>
          </table:table-cell>
          <table:table-cell table:style-name="ce7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27615142335942&amp;set=a.111802313917228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Bauer-Bäc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Liebe Regierung und Liebe Presse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te sich dieses Posting wirklich bewahrheiten wird es ab Nächster Woche kein 3G kein 2G und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 kein 1G geben bis das ganze geklärt ist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das Volk haben es so entschieden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offe es wird Millionenfach Geteilt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Es gilt natürlich die Unschuldsvermutung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 Uploads · 5. Nov.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47 React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6 Kommentare 604 Mal geteil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acts innerhalb der Kommentare: 214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Helmut Bauer-Bäck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27615142335942&amp;set=a.111802313917228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i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offe, der bekommt lebenslang! Und unsere Regierung gleich dazu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Bauer-Bä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ieder Teilen Teilen und Teil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Kriegsei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Bauer-Bäcker habe ich natür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H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Ir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s geteilt, schauen wir mal, wie lange es dauert, bis es gelöscht wir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Kriegsei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Irk ich au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Hue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Irk ich habe auch geteil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Binder-Krom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ffentlich stimmt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cher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27615142335942&amp;set=a.111802313917228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Bauer-Bä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cherer Danke Pet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cher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lmut Bauer-Bäcker ist direkt von conservative beav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Ke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s geteil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cher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cher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Kriegsei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leicht sind deswegen die Aktien so gefalle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W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27615142335942&amp;set=a.111802313917228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Sche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Kriegseisen sind sie das ich kann nichts se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Kriegsei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Scherz habs gesehen nur weiß ich nicht mehr w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l.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e wahrscheinlich schon z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tta Hir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ffentlich kein Fake , momentan streiten sich die Geist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Zebe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sind das fake New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deraktionaer.de/artikel/pharma-biotech/biontech-fake-vorwurf-um-impfstoffirre-spekulationen-um-pfizer-chef-bourla-20240387.htm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tzten F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tta Hir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Zebec ok , dank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Zebe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tta Hirsch wer ja zu schön gewess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a Bau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WÜNSCHE JEDEM, DASS ER FÜR ALL SEINE HINTERFOTZIGEN TATEN SE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TTUNG BEKOMM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 Hoffentlich ist das kein Fake 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König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ir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 Angeblich stehen noch viele Verhaftungen be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dern auch in Anderen, mal schaun was sich bewahrheit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, nicht nur in diesem Bereich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anie Pfef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ffentlich stimmt es und es kommt alles ans Tageslicht.Alle gehören zur Rechenschaft gezogen 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27615142335942&amp;set=a.111802313917228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Ger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 es soeben Mückenstich geschick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y Me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ürnberger Codex für alle die da mitgemacht ha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Edith Hoch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Zebe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fake News!!!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deraktionaer.de/artikel/pharma-biotech/biontech-fake-vorwurf-um-impfstoff-irrespekulationen-um-pfizer-chef-bourla-20240387.htm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tzten F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 Kirchknop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Zebec keine fake...die Seiten die gegen corona sprechen und das tut diese m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 Artikel auch....die werden gesperrt sobald sie unter die Leute 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Zebe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 Kirchknopf zur Zeit echt nicht einfach , was man glauben sol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r wär es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t , wenn die Verbrecher endlich weg gesperrt werden und das kein fake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Bi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deraktionaer.de/artikel/pharma-biotech/biontech-fake-vorwurf-um-impfstoff-irrespekulationen-um-pfizer-chef-bourla-20240387.htm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Tech: Fake-Vorwurf um Impfstoff,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aktionaer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F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che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427615142335942&amp;set=a.111802313917228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bmj.com/content/375/bmj.n2635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vid-19: Researcher blows the whistl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mj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F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a Klein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e gelesen das ist eine Fakemeldung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zten F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Bauer-Bä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a Kleinhofer ich warte noch mit der Löschung dieses Beitrags da ja wirklich 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ück Wahrheit dabei ist ...!! Habe ja neue Infos bekom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a Kleinhof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lmut Bauer-Bäcker dank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smin Staud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conservativebeaver.com/2021/11/05/ceo-of-pfizer-arrested-charged-with-fraudmedia-blackout/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O of Pfizer arrested, charged wit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ervativebeaver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ly Carl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leider ein fak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ch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ja....was stimmt jetzt...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forbes.com/sites/brucelee/2021/11/06/was-pfizer-ceo-albert-bourla-really-arrestedheres-how-unfounded--claims-emerged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, Pfizer CEO Albert Bourla Was No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bes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Koc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427615142335942&amp;set=a.111802313917228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Bauer-Bä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Kocher natürlich reagieren die Medien jetzt so sonst könnte es zu einen größe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fstand kommen...solange es für mich nicht zu 100 Prozent nicht widerlegt ist werde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s Posting nicht löschen...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Ko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Bauer-Bäcker Der Reitschuster ist ein unabhängiger Journalist und nicht gekauf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Sche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greekcitytimes.com/2021/11/07/pfizer-ceo-not-arrested-for-fraud-by-fbi-fake-news/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izer CEO Albert Bourla Not Arrested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kcitytimes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Go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 ein Video gesehen indem Pfizer ziemlich heftige Vorwürfe und Anschuldigungen hinnehm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ste. (angeblich von insidern) die sollen Daten und Statistiken gefälscht haben um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lassung zu bekom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blich waren die Nebenwirkungen auch schon vorher bekan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Bauer-Bä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Goetz richt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Neszmer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das aktuell, Fake? Die Aktie die die neuen Superreichen mit Insidertip gemacht hat, i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cheinbar von 389 Dollar auf 216 gegangen. Könnte der Grund für den steigenden Druck zu sei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 noch zu verbrauchen. Wenn mal ein klassischer Impfstoff oder ein Medikament da ist, krä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mand um die verbliebenen Dosen. Dann könnte ja die Frage auftreten, warum und wer hat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e gekauft. Ziemlich klar ist, dass aber einige andere Impfstoffhersteller deutlich an Ku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ren haben. 2g sorgt da für Beruhigung bei den Investoren, denen alle Klein und Mittelbetrie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lkommen egal sind. Das gesamte Dilemma hätte sich sehr leicht mit einer ordentli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kulationssteuer vermeiden lassen können. Zudem sollte für Forschung am G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ensektor mal eine Ethikkommission eingeführt werden. Werden keine Waffen, Gift und Vi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ziert und gelagert, kommen sie auch nicht frei oder werden verwend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27615142335942&amp;set=a.111802313917228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table:formula="of:=COUNTIF([.C$1:.C$1048576];&quot;X&quot;)" office:value-type="float" office:value="18" calcext:value-type="float">
            <text:p>18</text:p>
          </table:table-cell>
          <table:table-cell table:style-name="ce6" table:formula="of:=COUNTIF([.D$1:.D$1048576];&quot;X&quot;)" office:value-type="float" office:value="9" calcext:value-type="float">
            <text:p>9</text:p>
          </table:table-cell>
          <table:table-cell table:style-name="ce6" table:formula="of:=COUNTIF([.E$1:.E$1048576];&quot;X&quot;)" office:value-type="float" office:value="5" calcext:value-type="float">
            <text:p>5</text:p>
          </table:table-cell>
          <table:table-cell table:style-name="ce6" table:formula="of:=COUNTIF([.F$1:.F$1048576];&quot;X&quot;)" office:value-type="float" office:value="19" calcext:value-type="float">
            <text:p>19</text:p>
          </table:table-cell>
          <table:table-cell table:style-name="ce6"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Summe</text:p>
          </table:table-cell>
        </table:table-row>
        <table:table-row table:style-name="ro1" table:number-rows-repeated="104794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21:25:49.24149244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3T22:13:08.020100752</dc:date>
    <meta:editing-duration>PT3M55S</meta:editing-duration>
    <meta:editing-cycles>2</meta:editing-cycles>
    <meta:document-statistic meta:table-count="1" meta:cell-count="423" meta:object-count="0"/>
  </office:meta>
</office:document-meta>
</file>